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color="#80008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ff00ff"/>
    </style:style>
    <style:style style:name="ce14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1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WER</text:p>
          </table:table-cell>
          <table:table-cell table:style-name="ce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BIDIR</text:p>
          </table:table-cell>
          <table:table-cell table:style-name="ce10" office:value-type="string">
            <text:p>CPU data lines for DMA.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BIDIR</text:p>
          </table:table-cell>
          <table:table-cell table:style-name="ce10" office:value-type="string">
            <text:p>Normally inputs. Outputs during test mode.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D0</text:p>
          </table:table-cell>
          <table:table-cell table:style-name="ce3" office:value-type="string">
            <text:p>BIDIR</text:p>
          </table:table-cell>
          <table:table-cell table:style-name="ce1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Test mode config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Test mode config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/RST</text:p>
          </table:table-cell>
          <table:table-cell table:style-name="ce5" office:value-type="string">
            <text:p>IN</text:p>
          </table:table-cell>
          <table:table-cell table:style-name="ce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/RDY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Tells chip to start DMA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/BRQ</text:p>
          </table:table-cell>
          <table:table-cell table:style-name="ce5" office:value-type="string">
            <text:p>OUT</text:p>
          </table:table-cell>
          <table:table-cell table:style-name="ce11" office:value-type="string">
            <text:p>Z80 /BUSREQ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/BAK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Z80 /BUSACK A18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BLTM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From PROM page 2/15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FLIP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Flip entire screen vertically ?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1</text:p>
          </table:table-cell>
          <table:table-cell office:value-type="string">
            <text:p>IN</text:p>
          </table:table-cell>
          <table:table-cell office:value-type="string">
            <text:p>Raster numb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8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string">
            <text:p>EINV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Invert sprite priorities ?</text:p>
          </table:table-cell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/HLD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Stalls some counters</text:p>
          </table:table-cell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7" office:value-type="string">
            <text:p>HCLK</text:p>
          </table:table-cell>
          <table:table-cell table:style-name="ce7" office:value-type="string">
            <text:p>IN</text:p>
          </table:table-cell>
          <table:table-cell table:style-name="ce13" office:value-type="string">
            <text:p>Pixel clock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1</text:p>
          </table:table-cell>
          <table:table-cell office:value-type="string">
            <text:p>OUT</text:p>
          </table:table-cell>
          <table:table-cell office:value-type="string">
            <text:p>Internal counter, used to time external stuff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4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5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6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7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8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9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5" office:value-type="string">
            <text:p>HINT</text:p>
          </table:table-cell>
          <table:table-cell table:style-name="ce5" office:value-type="string">
            <text:p>OUT</text:p>
          </table:table-cell>
          <table:table-cell table:style-name="ce11" office:value-type="string">
            <text:p>Horizontal interrupt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/TR3</text:p>
          </table:table-cell>
          <table:table-cell table:style-name="ce5" office:value-type="string">
            <text:p>OUT</text:p>
          </table:table-cell>
          <table:table-cell table:style-name="ce11" office:value-type="string">
            <text:p>Step 4 signal, used to time external stuff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OS0</text:p>
          </table:table-cell>
          <table:table-cell office:value-type="string">
            <text:p>OUT</text:p>
          </table:table-cell>
          <table:table-cell office:value-type="string">
            <text:p>X position of data to write in line buffe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OS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S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OS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WER</text:p>
          </table:table-cell>
          <table:table-cell table:style-name="ce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OS4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OS5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S6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OS7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string">
            <text:p>VFLP</text:p>
          </table:table-cell>
          <table:table-cell table:style-name="ce5" office:value-type="string">
            <text:p>IN</text:p>
          </table:table-cell>
          <table:table-cell table:style-name="ce11" office:value-type="string">
            <text:p>Flip sprite vertically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LB0</text:p>
          </table:table-cell>
          <table:table-cell office:value-type="string">
            <text:p>OUT</text:p>
          </table:table-cell>
          <table:table-cell office:value-type="string">
            <text:p>Sprite line number, used to address gfx ROM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LB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LB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LB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string">
            <text:p>?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Bit 4 of sprite line number. Unknown use. Test ?</text:p>
          </table:table-cell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?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Bit 5 of sprite line number. Unknown use. Test ?</text:p>
          </table:table-cell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4" office:value-type="string">
            <text:p>MATCH1</text:p>
          </table:table-cell>
          <table:table-cell table:style-name="ce4" office:value-type="string">
            <text:p>IN</text:p>
          </table:table-cell>
          <table:table-cell table:style-name="Default" office:value-type="string">
            <text:p>Force all sprites to always be matched ? Test ?</text:p>
          </table:table-cell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4" office:value-type="string">
            <text:p>?</text:p>
          </table:table-cell>
          <table:table-cell table:style-name="ce4" office:value-type="string">
            <text:p>OUT</text:p>
          </table:table-cell>
          <table:table-cell table:style-name="Default" office:value-type="string">
            <text:p>Sprite match output ? Unknown use. Test ?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HR0</text:p>
          </table:table-cell>
          <table:table-cell office:value-type="string">
            <text:p>OUT</text:p>
          </table:table-cell>
          <table:table-cell office:value-type="string">
            <text:p>Sprite tile number, used to address gfx ROM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HR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HR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HR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HR4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HR5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WER</text:p>
          </table:table-cell>
          <table:table-cell table:style-name="ce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HR6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HR7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TR0</text:p>
          </table:table-cell>
          <table:table-cell office:value-type="string">
            <text:p>OUT</text:p>
          </table:table-cell>
          <table:table-cell office:value-type="string">
            <text:p>Sprite attributes (flip flags, palette...)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TR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TR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TR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TR4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TR5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TR6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TR7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string">
            <text:p>A8</text:p>
          </table:table-cell>
          <table:table-cell table:style-name="ce8" office:value-type="string">
            <text:p>OUT</text:p>
          </table:table-cell>
          <table:table-cell table:style-name="ce14" office:value-type="string">
            <text:p>CPU address lines for DMA</text:p>
          </table:table-cell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string">
            <text:p>A7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string">
            <text:p>A6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string">
            <text:p>A5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string">
            <text:p>A4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string">
            <text:p>A3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string">
            <text:p>A2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A1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string">
            <text:p>A0</text:p>
          </table:table-cell>
          <table:table-cell table:style-name="ce8" office:value-type="string">
            <text:p>OUT</text:p>
          </table:table-cell>
          <table:table-cell table:style-name="ce14"/>
        </table:table-row>
        <table:table-row table:style-name="ro1">
          <table:table-cell table:style-name="ce5" office:value-type="float" office:value="84">
            <text:p>84</text:p>
          </table:table-cell>
          <table:table-cell table:style-name="ce5" office:value-type="string">
            <text:p>/DMA</text:p>
          </table:table-cell>
          <table:table-cell table:style-name="ce5" office:value-type="string">
            <text:p>OUT</text:p>
          </table:table-cell>
          <table:table-cell table:style-name="ce11" office:value-type="string">
            <text:p>Used to control tristate buffers on A and D busses</text:p>
          </table:table-cell>
        </table:table-row>
        <table:table-row table:style-name="ro1" table:number-rows-repeated="15">
          <table:table-cell table:style-name="ce4"/>
          <table:table-cell table:style-name="Default" table:number-columns-repeated="3"/>
        </table:table-row>
        <table:table-row table:style-name="ro1">
          <table:table-cell table:style-name="ce4"/>
          <table:table-cell table:style-name="Default" table:number-columns-repeated="3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/06/2020</text:date>, <text:time>00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6-08T00:14:46.62</dc:date>
    <meta:editing-duration>P12DT6H47M44S</meta:editing-duration>
    <meta:editing-cycles>34</meta:editing-cycles>
    <meta:generator>OpenOffice/4.1.7$Win32 OpenOffice.org_project/417m1$Build-9800</meta:generator>
    <meta:document-statistic meta:table-count="3" meta:cell-count="283" meta:object-count="0"/>
  </office:meta>
</office:document-meta>
</file>